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2791in" svg:height="6.3894in" svg:x="0.7697in" svg:y="0.0417in">
            <draw:object draw:notify-on-update-of-ranges="Sheet1.I1:Sheet1.I250 Sheet1.Q1:Sheet1.Q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910" calcext:value-type="float">
            <text:p>59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199" calcext:value-type="float">
            <text:p>419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860" calcext:value-type="float">
            <text:p>486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49" calcext:value-type="float">
            <text:p>254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892" calcext:value-type="float">
            <text:p>189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3275" calcext:value-type="float">
            <text:p>1327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89" calcext:value-type="float">
            <text:p>258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81" calcext:value-type="float">
            <text:p>318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41" calcext:value-type="float">
            <text:p>274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369" calcext:value-type="float">
            <text:p>436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10" calcext:value-type="float">
            <text:p>27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044" calcext:value-type="float">
            <text:p>604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2695" calcext:value-type="float">
            <text:p>-269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64" calcext:value-type="float">
            <text:p>286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615" calcext:value-type="float">
            <text:p>561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76" calcext:value-type="float">
            <text:p>297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27" calcext:value-type="float">
            <text:p>322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769" calcext:value-type="float">
            <text:p>376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941" calcext:value-type="float">
            <text:p>394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53" calcext:value-type="float">
            <text:p>255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663" calcext:value-type="float">
            <text:p>166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362" calcext:value-type="float">
            <text:p>436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785" calcext:value-type="float">
            <text:p>678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517" calcext:value-type="float">
            <text:p>651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22" calcext:value-type="float">
            <text:p>362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616" calcext:value-type="float">
            <text:p>461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60" calcext:value-type="float">
            <text:p>236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58" calcext:value-type="float">
            <text:p>295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99" calcext:value-type="float">
            <text:p>269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303" calcext:value-type="float">
            <text:p>430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85" calcext:value-type="float">
            <text:p>228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533" calcext:value-type="float">
            <text:p>853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662" calcext:value-type="float">
            <text:p>766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78" calcext:value-type="float">
            <text:p>277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654" calcext:value-type="float">
            <text:p>865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955" calcext:value-type="float">
            <text:p>195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644" calcext:value-type="float">
            <text:p>564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780" calcext:value-type="float">
            <text:p>678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48" calcext:value-type="float">
            <text:p>424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479" calcext:value-type="float">
            <text:p>247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992" calcext:value-type="float">
            <text:p>699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502" calcext:value-type="float">
            <text:p>350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21" calcext:value-type="float">
            <text:p>282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21" calcext:value-type="float">
            <text:p>422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79" calcext:value-type="float">
            <text:p>367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61" calcext:value-type="float">
            <text:p>286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788" calcext:value-type="float">
            <text:p>378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32" calcext:value-type="float">
            <text:p>313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49" calcext:value-type="float">
            <text:p>414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971" calcext:value-type="float">
            <text:p>397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634" calcext:value-type="float">
            <text:p>563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830" calcext:value-type="float">
            <text:p>683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13" calcext:value-type="float">
            <text:p>281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178" calcext:value-type="float">
            <text:p>917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33" calcext:value-type="float">
            <text:p>233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358" calcext:value-type="float">
            <text:p>635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852" calcext:value-type="float">
            <text:p>485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893" calcext:value-type="float">
            <text:p>789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274" calcext:value-type="float">
            <text:p>427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092" calcext:value-type="float">
            <text:p>509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94" calcext:value-type="float">
            <text:p>-9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031" calcext:value-type="float">
            <text:p>603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527" calcext:value-type="float">
            <text:p>652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1374" calcext:value-type="float">
            <text:p>1137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32" calcext:value-type="float">
            <text:p>293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829" calcext:value-type="float">
            <text:p>382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1710" calcext:value-type="float">
            <text:p>-17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242" calcext:value-type="float">
            <text:p>524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10" calcext:value-type="float">
            <text:p>22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350" calcext:value-type="float">
            <text:p>435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804" calcext:value-type="float">
            <text:p>480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134" calcext:value-type="float">
            <text:p>413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23" calcext:value-type="float">
            <text:p>312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41" calcext:value-type="float">
            <text:p>284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69" calcext:value-type="float">
            <text:p>426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112" calcext:value-type="float">
            <text:p>41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57" calcext:value-type="float">
            <text:p>345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971" calcext:value-type="float">
            <text:p>397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538" calcext:value-type="float">
            <text:p>353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3766" calcext:value-type="float">
            <text:p>1376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81" calcext:value-type="float">
            <text:p>338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23" calcext:value-type="float">
            <text:p>292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03" calcext:value-type="float">
            <text:p>280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021" calcext:value-type="float">
            <text:p>102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182" calcext:value-type="float">
            <text:p>918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78" calcext:value-type="float">
            <text:p>347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23" calcext:value-type="float">
            <text:p>432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939" calcext:value-type="float">
            <text:p>393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127" calcext:value-type="float">
            <text:p>412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81" calcext:value-type="float">
            <text:p>278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310" calcext:value-type="float">
            <text:p>63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04" calcext:value-type="float">
            <text:p>280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89" calcext:value-type="float">
            <text:p>428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13" calcext:value-type="float">
            <text:p>301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235" calcext:value-type="float">
            <text:p>123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816" calcext:value-type="float">
            <text:p>581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15" calcext:value-type="float">
            <text:p>271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274" calcext:value-type="float">
            <text:p>527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162" calcext:value-type="float">
            <text:p>216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68" calcext:value-type="float">
            <text:p>346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059" calcext:value-type="float">
            <text:p>205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859" calcext:value-type="float">
            <text:p>385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277" calcext:value-type="float">
            <text:p>427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97" calcext:value-type="float">
            <text:p>369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481" calcext:value-type="float">
            <text:p>448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98" calcext:value-type="float">
            <text:p>419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57" calcext:value-type="float">
            <text:p>265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361" calcext:value-type="float">
            <text:p>436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736" calcext:value-type="float">
            <text:p>873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942" calcext:value-type="float">
            <text:p>194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818" calcext:value-type="float">
            <text:p>381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81" calcext:value-type="float">
            <text:p>278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969" calcext:value-type="float">
            <text:p>196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70" calcext:value-type="float">
            <text:p>417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19" calcext:value-type="float">
            <text:p>281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58" calcext:value-type="float">
            <text:p>415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283" calcext:value-type="float">
            <text:p>428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989" calcext:value-type="float">
            <text:p>598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673" calcext:value-type="float">
            <text:p>46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77" calcext:value-type="float">
            <text:p>327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106" calcext:value-type="float">
            <text:p>510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33" calcext:value-type="float">
            <text:p>303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70" calcext:value-type="float">
            <text:p>417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76" calcext:value-type="float">
            <text:p>257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426" calcext:value-type="float">
            <text:p>442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52" calcext:value-type="float">
            <text:p>365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805" calcext:value-type="float">
            <text:p>480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550" calcext:value-type="float">
            <text:p>355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43" calcext:value-type="float">
            <text:p>264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880" calcext:value-type="float">
            <text:p>388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80" calcext:value-type="float">
            <text:p>368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49" calcext:value-type="float">
            <text:p>344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86" calcext:value-type="float">
            <text:p>258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19" calcext:value-type="float">
            <text:p>411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583" calcext:value-type="float">
            <text:p>758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470" calcext:value-type="float">
            <text:p>647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81" calcext:value-type="float">
            <text:p>278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989" calcext:value-type="float">
            <text:p>398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837" calcext:value-type="float">
            <text:p>483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724" calcext:value-type="float">
            <text:p>372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1506" calcext:value-type="float">
            <text:p>-150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527" calcext:value-type="float">
            <text:p>652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30" calcext:value-type="float">
            <text:p>413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445" calcext:value-type="float">
            <text:p>444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56" calcext:value-type="float">
            <text:p>255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28" calcext:value-type="float">
            <text:p>262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07" calcext:value-type="float">
            <text:p>260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25" calcext:value-type="float">
            <text:p>362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618" calcext:value-type="float">
            <text:p>961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66" calcext:value-type="float">
            <text:p>286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59" calcext:value-type="float">
            <text:p>365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98" calcext:value-type="float">
            <text:p>239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866" calcext:value-type="float">
            <text:p>786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32" calcext:value-type="float">
            <text:p>253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010" calcext:value-type="float">
            <text:p>80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43" calcext:value-type="float">
            <text:p>314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07" calcext:value-type="float">
            <text:p>260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37" calcext:value-type="float">
            <text:p>283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19" calcext:value-type="float">
            <text:p>411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925" calcext:value-type="float">
            <text:p>192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04" calcext:value-type="float">
            <text:p>410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553" calcext:value-type="float">
            <text:p>355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519" calcext:value-type="float">
            <text:p>451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04" calcext:value-type="float">
            <text:p>410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99" calcext:value-type="float">
            <text:p>259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914" calcext:value-type="float">
            <text:p>491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82" calcext:value-type="float">
            <text:p>278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75" calcext:value-type="float">
            <text:p>257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60" calcext:value-type="float">
            <text:p>236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469" calcext:value-type="float">
            <text:p>646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30" calcext:value-type="float">
            <text:p>263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25" calcext:value-type="float">
            <text:p>362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69" calcext:value-type="float">
            <text:p>306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05" calcext:value-type="float">
            <text:p>310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12" calcext:value-type="float">
            <text:p>32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76" calcext:value-type="float">
            <text:p>277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648" calcext:value-type="float">
            <text:p>664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564" calcext:value-type="float">
            <text:p>156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648" calcext:value-type="float">
            <text:p>464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81" calcext:value-type="float">
            <text:p>278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49" calcext:value-type="float">
            <text:p>274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78" calcext:value-type="float">
            <text:p>327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35" calcext:value-type="float">
            <text:p>283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339" calcext:value-type="float">
            <text:p>833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52" calcext:value-type="float">
            <text:p>235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311" calcext:value-type="float">
            <text:p>431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99" calcext:value-type="float">
            <text:p>329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145" calcext:value-type="float">
            <text:p>414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01" calcext:value-type="float">
            <text:p>260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807" calcext:value-type="float">
            <text:p>380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13" calcext:value-type="float">
            <text:p>311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72" calcext:value-type="float">
            <text:p>317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00" calcext:value-type="float">
            <text:p>270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05" calcext:value-type="float">
            <text:p>340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05" calcext:value-type="float">
            <text:p>280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75" calcext:value-type="float">
            <text:p>277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874" calcext:value-type="float">
            <text:p>387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92" calcext:value-type="float">
            <text:p>289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30" calcext:value-type="float">
            <text:p>333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470" calcext:value-type="float">
            <text:p>247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79" calcext:value-type="float">
            <text:p>257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29" calcext:value-type="float">
            <text:p>312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39" calcext:value-type="float">
            <text:p>323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77" calcext:value-type="float">
            <text:p>257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994" calcext:value-type="float">
            <text:p>399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02" calcext:value-type="float">
            <text:p>260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60" calcext:value-type="float">
            <text:p>326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353" calcext:value-type="float">
            <text:p>435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53" calcext:value-type="float">
            <text:p>235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973" calcext:value-type="float">
            <text:p>19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77" calcext:value-type="float">
            <text:p>267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19" calcext:value-type="float">
            <text:p>391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76" calcext:value-type="float">
            <text:p>267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74" calcext:value-type="float">
            <text:p>287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98" calcext:value-type="float">
            <text:p>349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47" calcext:value-type="float">
            <text:p>324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96" calcext:value-type="float">
            <text:p>319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67" calcext:value-type="float">
            <text:p>336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22" calcext:value-type="float">
            <text:p>282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519" calcext:value-type="float">
            <text:p>151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754" calcext:value-type="float">
            <text:p>375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67" calcext:value-type="float">
            <text:p>266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82" calcext:value-type="float">
            <text:p>348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01" calcext:value-type="float">
            <text:p>330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55" calcext:value-type="float">
            <text:p>295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75" calcext:value-type="float">
            <text:p>367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12" calcext:value-type="float">
            <text:p>29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42" calcext:value-type="float">
            <text:p>274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700" calcext:value-type="float">
            <text:p>470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23" calcext:value-type="float">
            <text:p>272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10" calcext:value-type="float">
            <text:p>36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51" calcext:value-type="float">
            <text:p>295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42" calcext:value-type="float">
            <text:p>284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52" calcext:value-type="float">
            <text:p>275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48" calcext:value-type="float">
            <text:p>314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212" calcext:value-type="float">
            <text:p>72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90" calcext:value-type="float">
            <text:p>289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75" calcext:value-type="float">
            <text:p>337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46" calcext:value-type="float">
            <text:p>274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71" calcext:value-type="float">
            <text:p>297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74" calcext:value-type="float">
            <text:p>277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414" calcext:value-type="float">
            <text:p>241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78" calcext:value-type="float">
            <text:p>327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55" calcext:value-type="float">
            <text:p>335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38" calcext:value-type="float">
            <text:p>323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636" calcext:value-type="float">
            <text:p>163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739" calcext:value-type="float">
            <text:p>373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31" calcext:value-type="float">
            <text:p>313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46" calcext:value-type="float">
            <text:p>264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56" calcext:value-type="float">
            <text:p>295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961" calcext:value-type="float">
            <text:p>596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532" calcext:value-type="float">
            <text:p>9532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66" calcext:value-type="float">
            <text:p>3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9:47:14.966150051</meta:creation-date>
    <dc:date>2022-03-27T19:48:26.051063403</dc:date>
    <meta:editing-duration>PT1M12S</meta:editing-duration>
    <meta:editing-cycles>1</meta:editing-cycles>
    <meta:document-statistic meta:table-count="1" meta:cell-count="3000" meta:object-count="1"/>
    <meta:generator>LibreOffice/7.2.5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73cm" svg:height="16.23cm" xlink:href=".." xlink:type="simple" chart:class="chart:line" chart:style-name="ch1">
        <chart:legend chart:legend-position="end" svg:x="31.44cm" svg:y="7.567cm" style:legend-expansion="high" chart:style-name="ch2"/>
        <chart:plot-area chart:style-name="ch3" table:cell-range-address="Sheet1.I1:Sheet1.I250 Sheet1.Q1:Sheet1.Q250" svg:x="0.674cm" svg:y="0.324cm" svg:width="30.092cm" svg:height="15.582cm">
          <chart:coordinate-region svg:x="1.851cm" svg:y="0.523cm" svg:width="28.915cm" svg:height="15.1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250" chart:class="chart:line">
            <chart:data-point chart:repeated="250"/>
          </chart:series>
          <chart:series chart:style-name="ch7" chart:values-cell-range-address="Sheet1.Q1:Sheet1.Q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10">
                <text:p>5910</text:p>
                <draw:g>
                  <svg:desc>Sheet1.I1:Sheet1.I250</svg:desc>
                </draw:g>
              </table:table-cell>
              <table:table-cell office:value-type="float" office:value="5910">
                <text:p>5910</text:p>
                <draw:g>
                  <svg:desc>Sheet1.Q1:Sheet1.Q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25">
                <text:p>2725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99">
                <text:p>4199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0">
                <text:p>486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9">
                <text:p>2549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2">
                <text:p>1892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75">
                <text:p>13275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89">
                <text:p>2589</text:p>
              </table:table-cell>
              <table:table-cell office:value-type="float" office:value="4749">
                <text:p>4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81">
                <text:p>3181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41">
                <text:p>2741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69">
                <text:p>4369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10">
                <text:p>271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44">
                <text:p>6044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695">
                <text:p>-2695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4">
                <text:p>2864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15">
                <text:p>5615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6">
                <text:p>2976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27">
                <text:p>3227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69">
                <text:p>3769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41">
                <text:p>3941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3">
                <text:p>2553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63">
                <text:p>1663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62">
                <text:p>4362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85">
                <text:p>6785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17">
                <text:p>6517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22">
                <text:p>3622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16">
                <text:p>4616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60">
                <text:p>236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58">
                <text:p>2958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99">
                <text:p>2699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03">
                <text:p>4303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85">
                <text:p>2285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33">
                <text:p>8533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62">
                <text:p>7662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66">
                <text:p>6466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78">
                <text:p>2778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54">
                <text:p>8654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5">
                <text:p>1955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44">
                <text:p>5644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80">
                <text:p>6780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79">
                <text:p>2479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92">
                <text:p>6992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02">
                <text:p>3502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21">
                <text:p>2821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79">
                <text:p>3679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61">
                <text:p>2861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8">
                <text:p>3788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32">
                <text:p>3132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71">
                <text:p>3971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34">
                <text:p>5634</text:p>
              </table:table-cell>
              <table:table-cell office:value-type="float" office:value="4175">
                <text:p>41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30">
                <text:p>6830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13">
                <text:p>2813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78">
                <text:p>9178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">
                <text:p>2333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58">
                <text:p>6358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52">
                <text:p>4852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93">
                <text:p>7893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74">
                <text:p>4274</text:p>
              </table:table-cell>
              <table:table-cell office:value-type="float" office:value="4367">
                <text:p>4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92">
                <text:p>5092</text:p>
              </table:table-cell>
              <table:table-cell office:value-type="float" office:value="4379">
                <text:p>4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81">
                <text:p>2481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4">
                <text:p>-94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31">
                <text:p>6031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27">
                <text:p>6527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06">
                <text:p>3706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74">
                <text:p>11374</text:p>
              </table:table-cell>
              <table:table-cell office:value-type="float" office:value="4437">
                <text:p>4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32">
                <text:p>2932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29">
                <text:p>3829</text:p>
              </table:table-cell>
              <table:table-cell office:value-type="float" office:value="4406">
                <text:p>4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710">
                <text:p>-1710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42">
                <text:p>5242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10">
                <text:p>2210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50">
                <text:p>4350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04">
                <text:p>4804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34">
                <text:p>4134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23">
                <text:p>3123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41">
                <text:p>2841</text:p>
              </table:table-cell>
              <table:table-cell office:value-type="float" office:value="4269">
                <text:p>42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12">
                <text:p>4112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57">
                <text:p>3457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71">
                <text:p>3971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38">
                <text:p>3538</text:p>
              </table:table-cell>
              <table:table-cell office:value-type="float" office:value="4244">
                <text:p>42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766">
                <text:p>13766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81">
                <text:p>338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23">
                <text:p>2923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03">
                <text:p>2803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1">
                <text:p>1021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82">
                <text:p>918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78">
                <text:p>3478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10">
                <text:p>2810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39">
                <text:p>3939</text:p>
              </table:table-cell>
              <table:table-cell office:value-type="float" office:value="4302">
                <text:p>43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27">
                <text:p>4127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81">
                <text:p>2781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310">
                <text:p>6310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04">
                <text:p>280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13">
                <text:p>3013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5">
                <text:p>1235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16">
                <text:p>5816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15">
                <text:p>2715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74">
                <text:p>5274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62">
                <text:p>2162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68">
                <text:p>3468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59">
                <text:p>2059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59">
                <text:p>3859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77">
                <text:p>4277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97">
                <text:p>3697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81">
                <text:p>4481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57">
                <text:p>2657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61">
                <text:p>4361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36">
                <text:p>8736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2">
                <text:p>1942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18">
                <text:p>3818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81">
                <text:p>2781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69">
                <text:p>1969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19">
                <text:p>2819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83">
                <text:p>4283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89">
                <text:p>5989</text:p>
              </table:table-cell>
              <table:table-cell office:value-type="float" office:value="4175">
                <text:p>41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73">
                <text:p>4673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77">
                <text:p>3277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06">
                <text:p>5106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33">
                <text:p>3033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76">
                <text:p>2576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26">
                <text:p>4426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52">
                <text:p>3652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05">
                <text:p>4805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50">
                <text:p>3550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43">
                <text:p>2643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80">
                <text:p>3880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80">
                <text:p>3680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49">
                <text:p>3449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86">
                <text:p>2586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583">
                <text:p>7583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70">
                <text:p>6470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81">
                <text:p>2781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89">
                <text:p>3989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37">
                <text:p>4837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24">
                <text:p>3724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506">
                <text:p>-1506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27">
                <text:p>6527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45">
                <text:p>4445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56">
                <text:p>2556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28">
                <text:p>2628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07">
                <text:p>2607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25">
                <text:p>3625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18">
                <text:p>9618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6">
                <text:p>2866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59">
                <text:p>3659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98">
                <text:p>2398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66">
                <text:p>7866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32">
                <text:p>2532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10">
                <text:p>8010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43">
                <text:p>3143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07">
                <text:p>2607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37">
                <text:p>2837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73">
                <text:p>2973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25">
                <text:p>1925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53">
                <text:p>3553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19">
                <text:p>4519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99">
                <text:p>259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14">
                <text:p>4914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82">
                <text:p>2782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75">
                <text:p>2575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60">
                <text:p>2360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69">
                <text:p>6469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30">
                <text:p>2630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25">
                <text:p>362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69">
                <text:p>3069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05">
                <text:p>3105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12">
                <text:p>3212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76">
                <text:p>2776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48">
                <text:p>6648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64">
                <text:p>1564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48">
                <text:p>4648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74">
                <text:p>5474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81">
                <text:p>2781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49">
                <text:p>2749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78">
                <text:p>3278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35">
                <text:p>2835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339">
                <text:p>8339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52">
                <text:p>2352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11">
                <text:p>4311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99">
                <text:p>3299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45">
                <text:p>4145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01">
                <text:p>2601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07">
                <text:p>3807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13">
                <text:p>3113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72">
                <text:p>3172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00">
                <text:p>2700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05">
                <text:p>3405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05">
                <text:p>2805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75">
                <text:p>2775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74">
                <text:p>3874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92">
                <text:p>2892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30">
                <text:p>3330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70">
                <text:p>2470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79">
                <text:p>2579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29">
                <text:p>3129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39">
                <text:p>3239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77">
                <text:p>2577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94">
                <text:p>3994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02">
                <text:p>2602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21">
                <text:p>1221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60">
                <text:p>3260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53">
                <text:p>4353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53">
                <text:p>2353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73">
                <text:p>1973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77">
                <text:p>2677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76">
                <text:p>2676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74">
                <text:p>2874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8">
                <text:p>3498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47">
                <text:p>324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96">
                <text:p>3196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67">
                <text:p>3367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22">
                <text:p>2822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19">
                <text:p>1519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754">
                <text:p>3754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67">
                <text:p>2667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00">
                <text:p>2800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16">
                <text:p>2816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82">
                <text:p>3482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01">
                <text:p>3301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55">
                <text:p>2955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75">
                <text:p>3675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82">
                <text:p>2882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82">
                <text:p>2882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12">
                <text:p>2912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42">
                <text:p>2742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00">
                <text:p>4700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23">
                <text:p>2723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80">
                <text:p>2780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10">
                <text:p>361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51">
                <text:p>2951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42">
                <text:p>2842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52">
                <text:p>2752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48">
                <text:p>3148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12">
                <text:p>7212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90">
                <text:p>2890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84">
                <text:p>1384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75">
                <text:p>3375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46">
                <text:p>2746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71">
                <text:p>2971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74">
                <text:p>2774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4">
                <text:p>2414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78">
                <text:p>3278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55">
                <text:p>3355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38">
                <text:p>3238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36">
                <text:p>1636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15">
                <text:p>815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39">
                <text:p>3739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31">
                <text:p>3131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46">
                <text:p>2646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56">
                <text:p>2956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961">
                <text:p>5961</text:p>
              </table:table-cell>
              <table:table-cell office:value-type="float" office:value="3766">
                <text:p>3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